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7.17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1.78cm"/>
    </style:style>
    <style:style style:name="co17" style:family="table-column">
      <style:table-column-properties fo:break-before="auto" style:column-width="1.291cm"/>
    </style:style>
    <style:style style:name="co18" style:family="table-column">
      <style:table-column-properties fo:break-before="auto" style:column-width="11.959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5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5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5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Infantry&quot;,&quot;Rivendell_Infantry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Infantry","Rivendell_Infantry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Infantry&quot;,&quot;Rivendell_Veteran_Infantry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Infantry","Rivendell_Veteran_Infantry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Elite_Infantry&quot;,&quot;Rivendell_Elite_Infantry&quot;,tf_imladris| tfg_gloves| tfg_shield| tfg_armor| tfg_helm| tfg_boots| tf_no_capture_alive,0,0,fac_imladris,[itm_riv_helm_c,itm_riv_surcoat_good,itm_riv_foot_scale,itm_leather_gloves_good,itm_riv_boots,itm_riv_1h_sword,itm_riv_shield_a,],attr_elf_tier_5,wp_elf_tier_5,knows_common|knows_athletics_5|knows_power_draw_5|knows_power_strike_5|knows_ironflesh_4,rivendell_elf_face_1,rivendell_elf_face_2]," calcext:value-type="string">
            <text:p>["i5_riv_swordmaster","Rivendell_Elite_Infantry","Rivendell_Elite_Infantry",tf_imladris| tfg_gloves| tfg_shield| tfg_armor| tfg_helm| tfg_boots| tf_no_capture_alive,0,0,fac_imladris,[itm_riv_helm_c,itm_riv_surcoat_good,itm_riv_foot_scale,itm_leather_gloves_good,itm_riv_boots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5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5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5" table:number-columns-repeated="2"/>
          <table:table-cell table:style-name="ce4" table:number-columns-repeated="14"/>
          <table:table-cell table:style-name="ce45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5" table:number-columns-repeated="2"/>
          <table:table-cell table:style-name="ce4" table:number-columns-repeated="14"/>
          <table:table-cell table:style-name="ce45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5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5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ia_troll","Cave_Troll","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moria_vet_troll","Trained_Cave_Troll","Train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" calcext:value-type="string">
            <text:p>["moria_armored_troll","Armored_Cave_Troll","Armor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number-columns-repeated="2" table:style-name="ce3" office:value-type="string" calcext:value-type="string">
            <text:p>Mountain_Troll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" calcext:value-type="string">
            <text:p>["gunda_troll","Mountain_Troll","Mountain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" calcext:value-type="string">
            <text:p>["gunda_vet_troll","Trained_Mountain_Troll","Trained_Mountain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isen_troll&quot;,&quot;Isengard_Troll&quot;,&quot;Isengar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isen_troll","Isengard_Troll","Isengar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number-columns-repeated="2" table:style-name="ce3" office:value-type="string" calcext:value-type="string">
            <text:p>Isengard_Trained_Troll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vet_troll&quot;,&quot;Isengard_Trained_Troll&quot;,&quot;Isengard_Trained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isen_vet_troll","Isengard_Trained_Troll","Isengard_Trained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u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isen_olog_head_helm,itm_isen_olog_head_helm_b,itm_isen_olog_head_helm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_boots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7|knows_ironflesh_1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armoured_troll&quot;,&quot;Isengard_Armored_Troll&quot;,&quot;Isengard_Armored_Trolls&quot;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" calcext:value-type="string">
            <text:p>["isen_armoured_troll","Isengard_Armored_Troll","Isengard_Armored_Trolls"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mordor_troll&quot;,&quot;Mordor_Troll&quot;,&quot;Mordor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dor_troll","Mordor_Troll","Mordor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office:value-type="string" calcext:value-type="string">
            <text:p>itm_troll_body_a,itm_troll_body_b,itm_troll_body_c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vet_troll&quot;,&quot;Mordor_Trained_Troll&quot;,&quot;Mordor_Traine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" calcext:value-type="string">
            <text:p>["mordor_vet_troll","Mordor_Trained_Troll","Mordor_Traine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 itm_troll_shield_a, itm_troll_shield_a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8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olog_hai&quot;,&quot;Olog_Hai_of_Mordor&quot;,&quot;Olog_Hai_of_Mordor&quot;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" calcext:value-type="string">
            <text:p>["mordor_olog_hai","Olog_Hai_of_Mordor","Olog_Hai_of_Mordor"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ent&quot;,&quot;Ent&quot;,&quot;Ents&quot;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" calcext:value-type="string">
            <text:p>["ent","Ent","Ents"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5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5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5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5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4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5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15:53:40.9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11T16:03:27.430000000</dc:date>
    <meta:editing-cycles>347</meta:editing-cycles>
    <meta:editing-duration>P4DT6H29M9S</meta:editing-duration>
    <meta:document-statistic meta:table-count="2" meta:cell-count="6969" meta:object-count="0"/>
  </office:meta>
</office:document-meta>
</file>